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5b7f" officeooo:paragraph-rsid="00135b7f"/>
    </style:style>
    <style:style style:name="P2" style:family="paragraph" style:parent-style-name="Standard" style:list-style-name="L2">
      <style:paragraph-properties fo:text-align="justify" style:justify-single-word="false"/>
      <style:text-properties officeooo:rsid="00135b7f" officeooo:paragraph-rsid="00135b7f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39707" officeooo:paragraph-rsid="00139707"/>
    </style:style>
    <style:style style:name="P4" style:family="paragraph" style:parent-style-name="Standard">
      <style:paragraph-properties fo:text-align="justify" style:justify-single-word="false"/>
      <style:text-properties officeooo:rsid="00167068" officeooo:paragraph-rsid="00167068" fo:background-color="#fff200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78b48" officeooo:paragraph-rsid="00178b48" fo:background-color="#fff20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a9911" officeooo:paragraph-rsid="001a9911" fo:background-color="#fff20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67068" officeooo:paragraph-rsid="00167068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c0abe" officeooo:paragraph-rsid="001c0abe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d0d1b" officeooo:paragraph-rsid="001d0d1b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dfa5e" officeooo:paragraph-rsid="002dfa5e" fo:background-color="transparent" style:font-weight-asian="bold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fo:font-weight="normal" officeooo:rsid="00167068" officeooo:paragraph-rsid="00167068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67068" officeooo:paragraph-rsid="00167068" fo:background-color="transparent" style:font-weight-asian="normal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weight="normal" officeooo:rsid="00167068" officeooo:paragraph-rsid="00167068" fo:background-color="transparent" style:font-weight-asian="normal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fo:font-weight="normal" officeooo:rsid="00178b48" officeooo:paragraph-rsid="00178b48" fo:background-color="transparent" style:font-weight-asian="normal" style:font-weight-complex="normal"/>
    </style:style>
    <style:style style:name="P15" style:family="paragraph" style:parent-style-name="Standard" style:list-style-name="L6">
      <style:paragraph-properties fo:text-align="justify" style:justify-single-word="false"/>
      <style:text-properties fo:font-weight="normal" officeooo:rsid="001a9911" officeooo:paragraph-rsid="001a9911" fo:background-color="transparent" style:font-weight-asian="normal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fo:font-weight="normal" officeooo:rsid="001c0abe" officeooo:paragraph-rsid="001c0ab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c0abe" officeooo:paragraph-rsid="001c0abe" fo:background-color="transparent" style:font-weight-asian="normal" style:font-weight-complex="normal"/>
    </style:style>
    <style:style style:name="P18" style:family="paragraph" style:parent-style-name="Standard" style:list-style-name="L7">
      <style:paragraph-properties fo:text-align="justify" style:justify-single-word="false"/>
      <style:text-properties fo:font-weight="normal" officeooo:rsid="001c0abe" officeooo:paragraph-rsid="001c0abe" fo:background-color="transparent" style:font-weight-asian="normal" style:font-weight-complex="normal"/>
    </style:style>
    <style:style style:name="P19" style:family="paragraph" style:parent-style-name="Standard" style:list-style-name="L7">
      <style:paragraph-properties fo:text-align="justify" style:justify-single-word="false"/>
      <style:text-properties fo:font-weight="normal" officeooo:rsid="001cd700" officeooo:paragraph-rsid="001cd700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cd700" officeooo:paragraph-rsid="001cd700" fo:background-color="transparent" style:font-weight-asian="normal" style:font-weight-complex="normal"/>
    </style:style>
    <style:style style:name="P21" style:family="paragraph" style:parent-style-name="Standard" style:list-style-name="L8">
      <style:paragraph-properties fo:text-align="justify" style:justify-single-word="false"/>
      <style:text-properties fo:font-weight="normal" officeooo:rsid="001d0d1b" officeooo:paragraph-rsid="001d0d1b" fo:background-color="transparent" style:font-weight-asian="normal" style:font-weight-complex="normal"/>
    </style:style>
    <style:style style:name="P22" style:family="paragraph" style:parent-style-name="Standard" style:list-style-name="L9">
      <style:paragraph-properties fo:text-align="justify" style:justify-single-word="false"/>
      <style:text-properties fo:font-weight="normal" officeooo:rsid="001d0d1b" officeooo:paragraph-rsid="001d0d1b" fo:background-color="transparent" style:font-weight-asian="normal" style:font-weight-complex="normal"/>
    </style:style>
    <style:style style:name="P23" style:family="paragraph" style:parent-style-name="Standard" style:list-style-name="L8">
      <style:paragraph-properties fo:text-align="justify" style:justify-single-word="false"/>
      <style:text-properties fo:font-weight="normal" officeooo:rsid="00159928" officeooo:paragraph-rsid="001d0d1b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59928" officeooo:paragraph-rsid="001d0d1b" fo:background-color="transparent" style:font-weight-asian="normal" style:font-weight-complex="normal"/>
    </style:style>
    <style:style style:name="P25" style:family="paragraph" style:parent-style-name="Standard" style:list-style-name="L4">
      <style:paragraph-properties fo:text-align="justify" style:justify-single-word="false"/>
      <style:text-properties fo:font-weight="normal" officeooo:rsid="001d3086" officeooo:paragraph-rsid="001d3086" fo:background-color="transparent" style:font-weight-asian="normal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fo:font-weight="normal" officeooo:rsid="001f35bd" officeooo:paragraph-rsid="001f35bd" fo:background-color="transparent" style:font-weight-asian="normal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font-weight="normal" officeooo:rsid="0021c853" officeooo:paragraph-rsid="0021c853" fo:background-color="transparent" style:font-weight-asian="normal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fo:font-weight="normal" officeooo:rsid="002269d4" officeooo:paragraph-rsid="002269d4" fo:background-color="transparent" style:font-weight-asian="normal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font-weight="normal" officeooo:rsid="00238502" officeooo:paragraph-rsid="00238502" fo:background-color="transparent" style:font-weight-asian="normal" style:font-weight-complex="normal"/>
    </style:style>
    <style:style style:name="P30" style:family="paragraph" style:parent-style-name="Standard" style:list-style-name="L5">
      <style:paragraph-properties fo:text-align="justify" style:justify-single-word="false"/>
      <style:text-properties fo:font-weight="normal" officeooo:rsid="00256915" officeooo:paragraph-rsid="00256915" fo:background-color="transparent" style:font-weight-asian="normal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fo:font-weight="normal" officeooo:rsid="00268f96" officeooo:paragraph-rsid="00268f96" fo:background-color="transparent" style:font-weight-asian="normal" style:font-weight-complex="normal"/>
    </style:style>
    <style:style style:name="P32" style:family="paragraph" style:parent-style-name="Standard" style:list-style-name="L5">
      <style:paragraph-properties fo:text-align="justify" style:justify-single-word="false"/>
      <style:text-properties fo:font-weight="normal" officeooo:rsid="0027c601" officeooo:paragraph-rsid="0027c601" fo:background-color="transparent" style:font-weight-asian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fo:font-weight="normal" officeooo:rsid="002a7766" officeooo:paragraph-rsid="002a7766" fo:background-color="transparent" style:font-weight-asian="normal" style:font-weight-complex="normal"/>
    </style:style>
    <style:style style:name="P34" style:family="paragraph" style:parent-style-name="Standard" style:list-style-name="L7">
      <style:paragraph-properties fo:text-align="justify" style:justify-single-word="false"/>
      <style:text-properties fo:font-weight="normal" officeooo:rsid="002a7766" officeooo:paragraph-rsid="002a7766" fo:background-color="transparent" style:font-weight-asian="normal" style:font-weight-complex="normal"/>
    </style:style>
    <style:style style:name="P35" style:family="paragraph" style:parent-style-name="Standard" style:list-style-name="L7">
      <style:paragraph-properties fo:text-align="justify" style:justify-single-word="false"/>
      <style:text-properties fo:font-weight="normal" officeooo:rsid="002c02c4" officeooo:paragraph-rsid="002c02c4" fo:background-color="transparent" style:font-weight-asian="normal" style:font-weight-complex="normal"/>
    </style:style>
    <style:style style:name="P36" style:family="paragraph" style:parent-style-name="Standard" style:list-style-name="L7">
      <style:paragraph-properties fo:text-align="justify" style:justify-single-word="false"/>
      <style:text-properties fo:font-weight="normal" officeooo:rsid="002dfa5e" officeooo:paragraph-rsid="002dfa5e" fo:background-color="transparent" style:font-weight-asian="normal" style:font-weight-complex="normal"/>
    </style:style>
    <style:style style:name="P37" style:family="paragraph" style:parent-style-name="Standard" style:list-style-name="L10">
      <style:paragraph-properties fo:text-align="justify" style:justify-single-word="false"/>
      <style:text-properties fo:font-weight="normal" officeooo:rsid="002dfa5e" officeooo:paragraph-rsid="002dfa5e" fo:background-color="transparent" style:font-weight-asian="normal" style:font-weight-complex="normal"/>
    </style:style>
    <style:style style:name="P38" style:family="paragraph" style:parent-style-name="Standard" style:list-style-name="L10">
      <style:paragraph-properties fo:text-align="justify" style:justify-single-word="false"/>
      <style:text-properties fo:font-weight="normal" officeooo:rsid="002e0090" officeooo:paragraph-rsid="002e0090" fo:background-color="transparent" style:font-weight-asian="normal" style:font-weight-complex="normal"/>
    </style:style>
    <style:style style:name="P39" style:family="paragraph" style:parent-style-name="Standard" style:list-style-name="L3">
      <style:paragraph-properties fo:text-align="justify" style:justify-single-word="false"/>
      <style:text-properties fo:font-weight="normal" officeooo:rsid="002fd828" officeooo:paragraph-rsid="002fd828" fo:background-color="transparent" style:font-weight-asian="normal" style:font-weight-complex="normal"/>
    </style:style>
    <style:style style:name="P40" style:family="paragraph" style:parent-style-name="Standard" style:list-style-name="L9">
      <style:paragraph-properties fo:text-align="justify" style:justify-single-word="false"/>
      <style:text-properties fo:font-weight="normal" officeooo:rsid="0030801c" officeooo:paragraph-rsid="0030801c" fo:background-color="transparent" style:font-weight-asian="normal" style:font-weight-complex="normal"/>
    </style:style>
    <style:style style:name="P41" style:family="paragraph" style:parent-style-name="Standard" style:list-style-name="L4">
      <style:paragraph-properties fo:text-align="justify" style:justify-single-word="false"/>
      <style:text-properties fo:font-weight="normal" officeooo:rsid="0030801c" officeooo:paragraph-rsid="0030801c" fo:background-color="transparent" style:font-weight-asian="normal" style:font-weight-complex="normal"/>
    </style:style>
    <style:style style:name="P42" style:family="paragraph" style:parent-style-name="Standard" style:list-style-name="L5">
      <style:paragraph-properties fo:text-align="justify" style:justify-single-word="false"/>
      <style:text-properties fo:font-weight="normal" officeooo:rsid="0029c3b3" officeooo:paragraph-rsid="0029c3b3" fo:background-color="transparent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78b48" officeooo:paragraph-rsid="00178b48" fo:background-color="#fff200" style:font-weight-asian="normal" style:font-weight-complex="normal"/>
    </style:style>
    <style:style style:name="P44" style:family="paragraph" style:parent-style-name="Standard" style:list-style-name="L5">
      <style:paragraph-properties fo:text-align="justify" style:justify-single-word="false"/>
      <style:text-properties fo:font-weight="normal" officeooo:rsid="00178b48" officeooo:paragraph-rsid="00178b48" fo:background-color="#fff200" style:font-weight-asian="normal" style:font-weight-complex="normal"/>
    </style:style>
    <style:style style:name="P45" style:family="paragraph" style:parent-style-name="Standard" style:list-style-name="L5">
      <style:paragraph-properties fo:text-align="justify" style:justify-single-word="false"/>
      <style:text-properties fo:font-weight="normal" officeooo:rsid="001960a5" officeooo:paragraph-rsid="001960a5" fo:background-color="#fff200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960a5" officeooo:paragraph-rsid="001960a5" fo:background-color="#fff200" style:font-weight-asian="normal" style:font-weight-complex="normal"/>
    </style:style>
    <style:style style:name="P47" style:family="paragraph" style:parent-style-name="Standard" style:list-style-name="L6">
      <style:paragraph-properties fo:text-align="justify" style:justify-single-word="false"/>
      <style:text-properties fo:font-weight="normal" officeooo:rsid="001a9911" officeooo:paragraph-rsid="001a9911" fo:background-color="#fff200" style:font-weight-asian="normal" style:font-weight-complex="normal"/>
    </style:style>
    <style:style style:name="P48" style:family="paragraph" style:parent-style-name="Standard" style:list-style-name="L5">
      <style:paragraph-properties fo:text-align="justify" style:justify-single-word="false"/>
      <style:text-properties fo:font-weight="normal" officeooo:rsid="001d3086" officeooo:paragraph-rsid="001d3086" fo:background-color="#fff200" style:font-weight-asian="normal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fo:font-weight="normal" officeooo:rsid="001f35bd" officeooo:paragraph-rsid="001f35bd" fo:background-color="#fff200" style:font-weight-asian="normal" style:font-weight-complex="normal"/>
    </style:style>
    <style:style style:name="P50" style:family="paragraph" style:parent-style-name="Standard" style:list-style-name="L5">
      <style:paragraph-properties fo:text-align="justify" style:justify-single-word="false"/>
      <style:text-properties fo:font-weight="normal" officeooo:rsid="0027c601" officeooo:paragraph-rsid="0027c601" fo:background-color="#fff200" style:font-weight-asian="normal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fo:font-weight="normal" officeooo:rsid="00283e3a" officeooo:paragraph-rsid="00283e3a" fo:background-color="#fff200" style:font-weight-asian="normal" style:font-weight-complex="normal"/>
    </style:style>
    <style:style style:name="P52" style:family="paragraph" style:parent-style-name="Standard" style:list-style-name="L5">
      <style:paragraph-properties fo:text-align="justify" style:justify-single-word="false"/>
      <style:text-properties fo:font-weight="normal" officeooo:rsid="0029c3b3" officeooo:paragraph-rsid="0029c3b3" fo:background-color="#fff200" style:font-weight-asian="normal" style:font-weight-complex="normal"/>
    </style:style>
    <style:style style:name="P53" style:family="paragraph" style:parent-style-name="Standard" style:list-style-name="L5">
      <style:paragraph-properties fo:text-align="justify" style:justify-single-word="false"/>
      <style:text-properties fo:font-weight="normal" officeooo:rsid="0030801c" officeooo:paragraph-rsid="0030801c" fo:background-color="#fff200" style:font-weight-asian="normal" style:font-weight-complex="normal"/>
    </style:style>
    <style:style style:name="P54" style:family="paragraph" style:parent-style-name="Standard" style:list-style-name="L2">
      <style:paragraph-properties fo:text-align="justify" style:justify-single-word="false"/>
      <style:text-properties officeooo:rsid="00167068" officeooo:paragraph-rsid="00167068" fo:background-color="transparent"/>
    </style:style>
    <style:style style:name="P55" style:family="paragraph" style:parent-style-name="Standard" style:list-style-name="L2">
      <style:paragraph-properties fo:text-align="justify" style:justify-single-word="false"/>
      <style:text-properties officeooo:rsid="0030801c" officeooo:paragraph-rsid="0030801c" fo:background-color="transparent"/>
    </style:style>
    <style:style style:name="T1" style:family="text">
      <style:text-properties officeooo:rsid="00167068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d7d8" fo:background-color="transparent" loext:char-shading-value="0"/>
    </style:style>
    <style:style style:name="T4" style:family="text">
      <style:text-properties officeooo:rsid="001e7077"/>
    </style:style>
    <style:style style:name="T5" style:family="text">
      <style:text-properties officeooo:rsid="001f35b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30801c"/>
    </style:style>
    <style:style style:name="T9" style:family="text">
      <style:text-properties officeooo:rsid="003668dd"/>
    </style:style>
    <style:style style:name="T10" style:family="text">
      <style:text-properties officeooo:rsid="003bb4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sões Trabalho de Graduação</text:p>
      <text:p text:style-name="P1">Rafael Torres – 15/0145365</text:p>
      <text:p text:style-name="P1"/>
      <text:list xml:id="list363262156" text:style-name="L2">
        <text:list-item>
          <text:p text:style-name="P2"><text:span text:style-name="T1">Resumo e a</text:span>bstract reescrito<text:span text:style-name="T1">s</text:span></text:p>
        </text:list-item>
        <text:list-item>
          <text:p text:style-name="P3">Símbolos alterados, negritos indicam matrizes (1xn, nx1, nxn ou nxm).</text:p>
        </text:list-item>
        <text:list-item>
          <text:p text:style-name="P54">Inserida ficha catalográfica</text:p>
        </text:list-item>
        <text:list-item>
          <text:p text:style-name="P55">Inseridos agradecimentos</text:p>
        </text:list-item>
        <text:list-item>
          <text:p text:style-name="P55">Inserida dedicatória</text:p>
        </text:list-item>
      </text:list>
      <text:p text:style-name="P4"/>
      <text:p text:style-name="P7">Introdução</text:p>
      <text:list xml:id="list1376661427" text:style-name="L3">
        <text:list-item>
          <text:p text:style-name="P11">chapas de alumínio conformado → chapas de alumínio cortadas e dobradas</text:p>
        </text:list-item>
        <text:list-item>
          <text:p text:style-name="P27">primeira junta → quadril</text:p>
        </text:list-item>
        <text:list-item>
          <text:p text:style-name="P39">Termos guinada, rolagem e arfagem escritos na língua inglesa, <text:span text:style-name="T6">Yaw, Pitch</text:span><text:span text:style-name="T7"> e </text:span><text:span text:style-name="T6">roll</text:span></text:p>
        </text:list-item>
        <text:list-item>
          <text:p text:style-name="P27">punho → pulso</text:p>
        </text:list-item>
        <text:list-item>
          <text:p text:style-name="P11">“relaçãos” → reduções</text:p>
        </text:list-item>
        <text:list-item>
          <text:p text:style-name="P11">Incluída citação na tabela 1.1</text:p>
        </text:list-item>
        <text:list-item>
          <text:p text:style-name="P11">Incluídos tipos dos motores na tabela 1.1</text:p>
        </text:list-item>
        <text:list-item>
          <text:p text:style-name="P11">“de acordo” → “de modo”</text:p>
        </text:list-item>
      </text:list>
      <text:p text:style-name="P12"/>
      <text:p text:style-name="P7">Fundamentos</text:p>
      <text:list xml:id="list4125519741" text:style-name="L4">
        <text:list-item>
          <text:p text:style-name="P25">Corrigidos erros de português</text:p>
        </text:list-item>
        <text:list-item>
          <text:p text:style-name="P25">“<text:span text:style-name="T4">mensurar” → medir</text:span></text:p>
        </text:list-item>
        <text:list-item>
          <text:p text:style-name="P13">“driver” → circuito de acionamento</text:p>
        </text:list-item>
        <text:list-item>
          <text:p text:style-name="P28">Termos Kb e sw explicados previamente às equações</text:p>
        </text:list-item>
        <text:list-item>
          <text:p text:style-name="P14">“através” → por meio</text:p>
        </text:list-item>
        <text:list-item>
          <text:p text:style-name="P14">Termo acurácia removido, deixado apenas precisão</text:p>
        </text:list-item>
        <text:list-item>
          <text:p text:style-name="P14">Modificado texto de descrição do optoacoplador</text:p>
        </text:list-item>
        <text:list-item>
          <text:p text:style-name="P41">Sessão de controle DC aprimorada</text:p>
        </text:list-item>
        <text:list-item>
          <text:p text:style-name="P14">Descrição do modelo de posicionamento de sistemas de coordenadas modificado</text:p>
        </text:list-item>
        <text:list-item>
          <text:p text:style-name="P26">Inserido texto acerca da inversão lógica dos sinais no uso de optoacopladores.</text:p>
        </text:list-item>
        <text:list-item>
          <text:p text:style-name="P29">Jacobiana → Matriz Jacobiana</text:p>
        </text:list-item>
      </text:list>
      <text:p text:style-name="P43"/>
      <text:p text:style-name="P5"><text:span text:style-name="T2">Projeto Eletro-Eletronico</text:span></text:p>
      <text:list xml:id="list3369439703" text:style-name="L5">
        <text:list-item>
          <text:p text:style-name="P48"><text:span text:style-name="T2">Corrigidos erros de português</text:span></text:p>
        </text:list-item>
        <text:list-item>
          <text:p text:style-name="P30">Aprimorada relação entre Ah e A.</text:p>
        </text:list-item>
        <text:list-item>
          <text:p text:style-name="P30">Evidenciado que a figura 3.1 foi construída com base em alterações dos arquivos do projeto base, e não durante o próprio projeto base.</text:p>
        </text:list-item>
        <text:list-item>
          <text:p text:style-name="P31">Indicado de onde os valores dos parâmetros foram retirados.</text:p>
        </text:list-item>
        <text:list-item>
          <text:p text:style-name="P32">Termo “similares” melhor explicado</text:p>
        </text:list-item>
        <text:list-item>
          <text:p text:style-name="P32">Fonte dos tensores de inércia e massa explicada</text:p>
        </text:list-item>
        <text:list-item>
          <text:p text:style-name="P32">Melhorada a explicação para a segunda configuração de Newton-Euler</text:p>
        </text:list-item>
        <text:list-item>
          <text:p text:style-name="P44"><text:span text:style-name="T2">driver → circuito de acionamento</text:span></text:p>
        </text:list-item>
        <text:list-item>
          <text:p text:style-name="P50"><text:span text:style-name="T2">Velocidade 0,0 e aceleração se mantém a mesma do trabalho base</text:span></text:p>
        </text:list-item>
        <text:list-item>
          <text:p text:style-name="P32">Inserido comentário sobre a diferença entre <text:span text:style-name="T9">torques observados</text:span></text:p>
        </text:list-item>
        <text:list-item>
          <text:p text:style-name="P45"><text:span text:style-name="T2">Evidenciou-se que o valor de 50mA foi retirado do datasheet do equipamento</text:span></text:p>
        </text:list-item>
        <text:list-item>
          <text:p text:style-name="P51"><text:span text:style-name="T2">Compensação de baixo torque</text:span></text:p>
        </text:list-item>
        <text:list-item>
          <text:p text:style-name="P52"><text:span text:style-name="T2">precisão → resolução</text:span></text:p>
        </text:list-item>
        <text:list-item>
          <text:p text:style-name="P42">Melhoria na descrição do teste do potenciômetro</text:p>
        </text:list-item>
        <text:list-item>
          <text:p text:style-name="P49"><text:span text:style-name="T2">Incluída referência ao software Altium</text:span></text:p>
        </text:list-item>
        <text:list-item>
          <text:p text:style-name="P53"><text:span text:style-name="T2">Incluir planos das trilhas ao lado das imagens</text:span></text:p>
        </text:list-item>
      </text:list>
      <text:p text:style-name="P46"><text:span text:style-name="T2"/></text:p>
      <text:p text:style-name="P6"><text:span text:style-name="T2">Projeto Controle → </text:span><text:span text:style-name="T3">Comando</text:span></text:p>
      <text:list xml:id="list1041050573" text:style-name="L6">
        <text:list-item>
          <text:p text:style-name="P47"><text:soft-page-break/><text:span text:style-name="T2">Corrigidos erros de português</text:span></text:p>
        </text:list-item>
        <text:list-item>
          <text:p text:style-name="P15">Melhorada explicação dos subplanos de trabalho</text:p>
        </text:list-item>
        <text:list-item>
          <text:p text:style-name="P15">Realizado um “gancho” entre a parte que cita os testes da sub-rotina com os resultados obtidos</text:p>
        </text:list-item>
        <text:list-item>
          <text:p text:style-name="P33">Indicado que as velocidades foram obtidas através de aplicações das equações 2.16 e 2.17, cálculos intermediários dispostos no apêndice.</text:p>
        </text:list-item>
        <text:list-item>
          <text:p text:style-name="P33">Explicitado que a equação 4.12 foi utilizada para inversão simbólica</text:p>
        </text:list-item>
        <text:list-item>
          <text:p text:style-name="P16">“em 4.3” → “na figura 4.3”</text:p>
        </text:list-item>
      </text:list>
      <text:p text:style-name="P17"/>
      <text:p text:style-name="P8">Resultados</text:p>
      <text:list xml:id="list1029910259" text:style-name="L7">
        <text:list-item>
          <text:p text:style-name="P18">Corrigidos erros de português</text:p>
        </text:list-item>
        <text:list-item>
          <text:p text:style-name="P18">Melhorias no texto de descrição dos resultados e valores do teste do potenciômetro</text:p>
        </text:list-item>
        <text:list-item>
          <text:p text:style-name="P18">Melhor explicado método em que cálculo da matriz foi organizado</text:p>
        </text:list-item>
        <text:list-item>
          <text:p text:style-name="P34">Definição da posição 0 do sensor com base em testes</text:p>
        </text:list-item>
        <text:list-item>
          <text:p text:style-name="P35">Análise das singularidades é realizada após a tabela 5.1. Melhor descrição dos pontos de singularidade.</text:p>
        </text:list-item>
        <text:list-item>
          <text:p text:style-name="P35">Eixos da figura 5.5 definidos.</text:p>
        </text:list-item>
        <text:list-item>
          <text:p text:style-name="P36">Explicar melhor os resultados da simulação (fig 5.5)</text:p>
        </text:list-item>
        <text:list-item>
          <text:p text:style-name="P36">Resistência mecânica explicada</text:p>
        </text:list-item>
        <text:list-item>
          <text:p text:style-name="P18">“Verificando e validando a relação” → “Verificando e validando a comunicação entre as placas”</text:p>
        </text:list-item>
        <text:list-item>
          <text:p text:style-name="P19">Incluida definição do que seria “satisfatórias”.</text:p>
        </text:list-item>
      </text:list>
      <text:p text:style-name="P20"/>
      <text:p text:style-name="P10">Conclusões</text:p>
      <text:list xml:id="list3320860249" text:style-name="L10">
        <text:list-item>
          <text:p text:style-name="P37">Melhor definição do que seria “não ideal”]</text:p>
        </text:list-item>
        <text:list-item>
          <text:p text:style-name="P37">reúso → reaproveitamento de código</text:p>
        </text:list-item>
        <text:list-item>
          <text:p text:style-name="P37">definição das interrupções</text:p>
        </text:list-item>
        <text:list-item>
          <text:p text:style-name="P38">otimizado → aproveitamento</text:p>
        </text:list-item>
      </text:list>
      <text:p text:style-name="P20"/>
      <text:p text:style-name="P9">Referências</text:p>
      <text:list xml:id="list1285244931" text:style-name="L8">
        <text:list-item>
          <text:p text:style-name="P21">Referências da UnB de acordo com o exposto no site da BCE.</text:p>
        </text:list-item>
        <text:list-item>
          <text:p text:style-name="P21">Expressão S.l. se refere a “sine loco”</text:p>
        </text:list-item>
        <text:list-item>
          <text:p text:style-name="P21">Utilizou-se como fonte para uniformizar as referências a norma 6023 sumarizada no documento de Alves e Arruda, como indicado no site da Mecatrônica-UnB </text:p>
        </text:list-item>
        <text:list-item>
          <text:p text:style-name="P23">Numeração das referências resolvida (inclusão da biblioteca notoccite).</text:p>
        </text:list-item>
      </text:list>
      <text:p text:style-name="P24"/>
      <text:p text:style-name="P9">Apendices e Anexos</text:p>
      <text:list xml:id="list2052511864" text:style-name="L9">
        <text:list-item>
          <text:p text:style-name="P22">Apendices e anexos separados</text:p>
        </text:list-item>
        <text:list-item>
          <text:p text:style-name="P40">Inserido apêndice para definição dos sistemas de coordenadas DH</text:p>
        </text:list-item>
        <text:list-item>
          <text:p text:style-name="P40">Anexo<text:span text:style-name="T10">s e apêndices</text:span> referenciado<text:span text:style-name="T10">s</text:span> ao longo do tex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6:35:53.127872712</meta:creation-date>
    <dc:date>2020-12-20T06:13:32.994922655</dc:date>
    <meta:editing-duration>PT3H21M2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77" meta:word-count="591" meta:character-count="3548" meta:non-whitespace-character-count="3099"/>
  </office:meta>
</office:document-meta>
</file>